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style:font-size-asian="14pt" style:font-size-complex="14pt"/>
    </style:style>
    <style:style style:name="P2" style:family="paragraph" style:parent-style-name="Standard">
      <style:paragraph-properties fo:text-align="justify" style:justify-single-word="false"/>
      <style:text-properties fo:font-size="14pt" fo:language="en" fo:country="US" style:text-underline-style="none" style:font-size-asian="14pt" style:font-size-complex="14pt"/>
    </style:style>
    <style:style style:name="P3" style:family="paragraph" style:parent-style-name="Standard">
      <style:paragraph-properties fo:text-align="justify" style:justify-single-word="false"/>
      <style:text-properties fo:font-size="14pt" fo:language="en" fo:country="US" style:font-size-asian="14pt" style:font-size-complex="14pt"/>
    </style:style>
    <style:style style:name="P4" style:family="paragraph" style:parent-style-name="Standard">
      <style:paragraph-properties fo:text-align="justify" style:justify-single-word="false"/>
      <style:text-properties fo:font-size="14pt" fo:language="en" fo:country="US" officeooo:paragraph-rsid="00179848" style:font-size-asian="14pt" style:font-size-complex="14pt"/>
    </style:style>
    <style:style style:name="P5" style:family="paragraph" style:parent-style-name="Standard">
      <style:paragraph-properties fo:text-align="justify" style:justify-single-word="false"/>
      <style:text-properties fo:font-size="14pt" fo:language="en" fo:country="US" officeooo:rsid="0018dd86" officeooo:paragraph-rsid="0018dd86" style:font-size-asian="14pt" style:font-size-complex="14pt"/>
    </style:style>
    <style:style style:name="T1" style:family="text">
      <style:text-properties officeooo:rsid="0015d2ba"/>
    </style:style>
    <style:style style:name="T2" style:family="text">
      <style:text-properties officeooo:rsid="0018dd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Roomate Manager 2014</text:p>
      <text:p text:style-name="P2"/>
      <text:p text:style-name="P2">Group: </text:p>
      <text:p text:style-name="P2">Bastien Achard</text:p>
      <text:p text:style-name="P2">Rémi Decouzon</text:p>
      <text:p text:style-name="P2">Geoffrey Dudragne</text:p>
      <text:p text:style-name="P2">Guillaume Piatte</text:p>
      <text:p text:style-name="P2"/>
      <text:p text:style-name="P3">Our group has managed to create a website for roommates. The goal is to manage our expenses. </text:p>
      <text:p text:style-name="P4">We have used Git <text:s/>with GitHub to develop the website, it was very useful <text:span text:style-name="T1">to do our collaborating work.</text:span></text:p>
      <text:p text:style-name="P4">To create the website, we have followed very closely the sketches we made at the beginning of the school year. </text:p>
      <text:p text:style-name="P3">We have developed our website practically without using libraries, Jquery (except when choosing the date from the “Add an expense frame”), code samples,etc...</text:p>
      <text:p text:style-name="P3">We have created with Javascript a class box which can retrieve, thanks to AJAX an HTML page. We have added features to this class as animations. For the Javascript, each page has its own Javascript file and there is a Javascript file shared by every pages.</text:p>
      <text:p text:style-name="P3">We have chosen to put the CSS in one file, but it might have been better to split this file <text:span text:style-name="T2">in different pieces for a better vision</text:span>.</text:p>
      <text:p text:style-name="P3">For the interactivity, we have chosen to implement tabs because it's a user-friendly interface. There are a lot of interactions possible (as editing your profile by clicking on your picture) but we didn't add unnecessary explanations because we think that our website is quite easy to use (it is explicit).</text:p>
      <text:p text:style-name="P3">For the aesthetic, we have adapted a flat design and we didn't use new HTML5 functions because they seemed irrelevant to us, considering what we wanted to do (no need for video, drag and drop,etc.). </text:p>
      <text:p text:style-name="P3">We have validated the HTML5 with HTML Validator as well as the CSS.</text:p>
      <text:p text:style-name="P5">Eventually, we have checked the interoperability with Internet Explorer, Safari, Chrome and Mozilla Firef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Gui </meta:initial-creator>
    <meta:creation-date>2014-01-13T18:22:44</meta:creation-date>
    <dc:date>2014-01-13T22:58:08.799561046</dc:date>
    <meta:editing-duration>PT1H14M21S</meta:editing-duration>
    <meta:editing-cycles>47</meta:editing-cycles>
    <meta:generator>LibreOffice/4.1.4.2$Linux_X86_64 LibreOffice_project/410$Build-2</meta:generator>
    <meta:document-statistic meta:table-count="0" meta:image-count="0" meta:object-count="0" meta:page-count="1" meta:paragraph-count="16" meta:word-count="277" meta:character-count="1627" meta:non-whitespace-character-count="1361"/>
  </office:meta>
</office:document-meta>
</file>